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duktvisualisierung</text:p>
      <text:p text:style-name="Standard"/>
      <text:p text:style-name="Standard"><text:tab/>Typ der sich nicht auskennt muss mehr als geometrische 3d form sehen</text:p>
      <text:p text:style-name="Standard"><text:tab/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30T16:48:39.95</meta:creation-date>
    <dc:date>2014-05-30T17:06:03.83</dc:date>
    <meta:editing-duration>PT17M23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3" meta:word-count="14" meta:character-count="92"/>
  </office:meta>
</office:document-meta>
</file>